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Ston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e Ston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th Ston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ter Ston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nder Ston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y Sto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k Ston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 Ston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used Stone 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00:48:47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00:51:46.296000000</dc:date>
    <meta:editing-duration>PT1H25M11S</meta:editing-duration>
    <meta:editing-cycles>10</meta:editing-cycles>
    <meta:document-statistic meta:table-count="3" meta:cell-count="23" meta:object-count="0"/>
  </office:meta>
</office:document-meta>
</file>